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7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2"/>
        <table:table-row table:style-name="ro1">
          <table:table-cell office:value-type="string" calcext:value-type="string">
            <text:p>Benchmark</text:p>
          </table:table-cell>
          <table:table-cell table:style-name="ce1" office:value-type="string" calcext:value-type="string">
            <text:p>Bzip</text:p>
          </table:table-cell>
          <table:table-cell table:style-name="ce1" office:value-type="string" calcext:value-type="string">
            <text:p>Hmmer</text:p>
          </table:table-cell>
          <table:table-cell table:style-name="ce1" office:value-type="string" calcext:value-type="string">
            <text:p>Libm</text:p>
          </table:table-cell>
          <table:table-cell table:style-name="ce1" office:value-type="string" calcext:value-type="string">
            <text:p>Mcf</text:p>
          </table:table-cell>
          <table:table-cell table:style-name="ce1" office:value-type="string" calcext:value-type="string">
            <text:p>Sjeng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office:value-type="float" office:value="1.603835" calcext:value-type="float">
            <text:p>1.603835</text:p>
          </table:table-cell>
          <table:table-cell office:value-type="float" office:value="1.177231" calcext:value-type="float">
            <text:p>1.177231</text:p>
          </table:table-cell>
          <table:table-cell office:value-type="float" office:value="1.655121" calcext:value-type="float">
            <text:p>1.655121</text:p>
          </table:table-cell>
          <table:table-cell office:value-type="float" office:value="1.102484" calcext:value-type="float">
            <text:p>1.102484</text:p>
          </table:table-cell>
          <table:table-cell office:value-type="float" office:value="3.715854" calcext:value-type="float">
            <text:p>3.715854</text:p>
          </table:table-cell>
        </table:table-row>
        <table:table-row table:style-name="ro1">
          <table:table-cell office:value-type="string" calcext:value-type="string">
            <text:p>L1d-M.R.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0.000475" calcext:value-type="float">
            <text:p>0.000475</text:p>
          </table:table-cell>
          <table:table-cell office:value-type="float" office:value="0.015244" calcext:value-type="float">
            <text:p>0.015244</text:p>
          </table:table-cell>
          <table:table-cell office:value-type="float" office:value="0.000921" calcext:value-type="float">
            <text:p>0.000921</text:p>
          </table:table-cell>
          <table:table-cell office:value-type="float" office:value="0.030461" calcext:value-type="float">
            <text:p>0.030461</text:p>
          </table:table-cell>
        </table:table-row>
        <table:table-row table:style-name="ro1">
          <table:table-cell office:value-type="string" calcext:value-type="string">
            <text:p>L1i-M.R.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89" calcext:value-type="float">
            <text:p>8.9E-05</text:p>
          </table:table-cell>
          <table:table-cell table:number-columns-repeated="2" office:value-type="float" office:value="0.000009" calcext:value-type="float">
            <text:p>9E-06</text:p>
          </table:table-cell>
        </table:table-row>
        <table:table-row table:style-name="ro1">
          <table:table-cell office:value-type="string" calcext:value-type="string">
            <text:p>L2-M.R.</text:p>
          </table:table-cell>
          <table:table-cell office:value-type="float" office:value="0.159512" calcext:value-type="float">
            <text:p>0.159512</text:p>
          </table:table-cell>
          <table:table-cell office:value-type="float" office:value="0.081315" calcext:value-type="float">
            <text:p>0.081315</text:p>
          </table:table-cell>
          <table:table-cell office:value-type="float" office:value="0.999852" calcext:value-type="float">
            <text:p>0.999852</text:p>
          </table:table-cell>
          <table:table-cell office:value-type="float" office:value="0.442697" calcext:value-type="float">
            <text:p>0.442697</text:p>
          </table:table-cell>
          <table:table-cell office:value-type="float" office:value="0.99995" calcext:value-type="float">
            <text:p>0.99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1-12-17T16:58:11.658429685</meta:creation-date>
    <dc:date>2021-12-17T17:08:15.792806655</dc:date>
    <meta:editing-duration>PT10M5S</meta:editing-duration>
    <meta:editing-cycles>1</meta:editing-cycles>
    <meta:document-statistic meta:table-count="1" meta:cell-count="30" meta:object-count="0"/>
    <meta:generator>LibreOffice/6.3.2.2$Linux_X86_64 LibreOffice_project/30$Build-2</meta:generator>
  </office:meta>
</office:document-meta>
</file>